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20000016EC89EE7A3AE0469AF.png" manifest:media-type="image/png"/>
  <manifest:file-entry manifest:full-path="Pictures/10009B6D00006CC0000089405EB5673537684B43.pdf" manifest:media-type="application/pdf"/>
  <manifest:file-entry manifest:full-path="Pictures/10000001000001220000016E4A0880F03D277E5A.png" manifest:media-type="image/png"/>
  <manifest:file-entry manifest:full-path="Pictures/1000A78000006CC000008940D62C0E029202ED31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67cm, 0.504cm, 0.489cm, 0.467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66cm, 0.552cm, 0.49cm, 0.418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985cm" svg:height="8.992cm" svg:x="1.27cm" svg:y="1.27cm">
          <draw:image xlink:href="Pictures/1000A78000006CC000008940D62C0E029202ED31.pdf" xlink:type="simple" xlink:show="embed" xlink:actuate="onLoad" draw:mime-type="application/pdf">
            <text:p/>
          </draw:image>
          <draw:image xlink:href="Pictures/10000001000001220000016E4A0880F03D277E5A.png" xlink:type="simple" xlink:show="embed" xlink:actuate="onLoad" draw:mime-type="image/png"/>
        </draw:frame>
        <draw:frame draw:style-name="gr2" draw:text-style-name="P1" draw:layer="layout" svg:width="6.985cm" svg:height="8.992cm" svg:x="12.065cm" svg:y="1.27cm">
          <draw:image xlink:href="Pictures/10009B6D00006CC0000089405EB5673537684B43.pdf" xlink:type="simple" xlink:show="embed" xlink:actuate="onLoad" draw:mime-type="application/pdf">
            <text:p/>
          </draw:image>
          <draw:image xlink:href="Pictures/10000001000001220000016EC89EE7A3AE0469AF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4T17:47:53.155903177</meta:creation-date>
    <meta:print-date>2023-12-14T18:14:37.073029439</meta:print-date>
    <dc:date>2023-12-14T22:10:06.204032620</dc:date>
    <meta:editing-duration>PT3H41M28S</meta:editing-duration>
    <meta:editing-cycles>3</meta:editing-cycles>
    <meta:generator>LibreOffice/7.3.7.2$Linux_X86_64 LibreOffice_project/30$Build-2</meta:generator>
    <meta:document-statistic meta:object-count="2"/>
  </office:meta>
</office:document-meta>
</file>